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4ff0b" officeooo:paragraph-rsid="0014ff0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ff0b" officeooo:paragraph-rsid="0014ff0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ff0b" officeooo:paragraph-rsid="0014ff0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f3b5" officeooo:paragraph-rsid="0015f3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5c1f" officeooo:paragraph-rsid="00205c1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ff0b" officeooo:paragraph-rsid="0014ff0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14ff0b" officeooo:paragraph-rsid="0014ff0b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15f3b5" officeooo:paragraph-rsid="0015f3b5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14ff0b" officeooo:paragraph-rsid="0014ff0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15f3b5" officeooo:paragraph-rsid="0015f3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14ff0b" officeooo:paragraph-rsid="0014ff0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15f3b5" officeooo:paragraph-rsid="0015f3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205c1f" officeooo:paragraph-rsid="00205c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933" fo:font-size="12pt" style:text-underline-style="none" fo:font-weight="normal" officeooo:rsid="0015f3b5" officeooo:paragraph-rsid="0015f3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officeooo:rsid="0014ff0b" officeooo:paragraph-rsid="0014ff0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4ff0b" officeooo:paragraph-rsid="0014ff0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5f3b5" officeooo:paragraph-rsid="0015f3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55308d" fo:font-size="12pt" fo:font-weight="normal" officeooo:rsid="0014ff0b" officeooo:paragraph-rsid="0014ff0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5308d" fo:font-size="12pt" style:text-underline-style="none" fo:font-weight="normal" officeooo:rsid="0015f3b5" officeooo:paragraph-rsid="0015f3b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14ff0b" officeooo:paragraph-rsid="0014ff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style:text-line-through-style="none" style:text-line-through-type="none" fo:font-size="12pt" style:text-underline-style="solid" style:text-underline-width="auto" style:text-underline-color="font-color" fo:font-weight="normal" officeooo:rsid="0015f3b5" officeooo:paragraph-rsid="0015f3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5f3b5" officeooo:paragraph-rsid="0015f3b5" style:font-size-asian="10.5pt" style:font-weight-asian="normal" style:font-size-complex="12pt" style:font-weight-complex="normal"/>
    </style:style>
    <style:style style:name="T1" style:family="text">
      <style:text-properties fo:color="#ff8000"/>
    </style:style>
    <style:style style:name="T2" style:family="text">
      <style:text-properties fo:color="#ff8000" fo:background-color="transparent" loext:char-shading-value="0"/>
    </style:style>
    <style:style style:name="T3" style:family="text">
      <style:text-properties fo:color="#55308d"/>
    </style:style>
    <style:style style:name="T4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ore de la logique</text:p>
      <text:p text:style-name="P2"/>
      <text:p text:style-name="P11">Exercice 4.1</text:p>
      <text:p text:style-name="P6"/>
      <text:p text:style-name="P9">VARIABLES</text:p>
      <text:p text:style-name="P3"><text:tab/>tutu <text:span text:style-name="T1">EST_DU_TYPE NOMBRE</text:span></text:p>
      <text:p text:style-name="P3"><text:tab/>toto <text:span text:style-name="T1">EST_DU_TYPE NOMBRE</text:span></text:p>
      <text:p text:style-name="P3"><text:tab/>tata <text:span text:style-name="T1">EST_DU_TYPE NOMBRE</text:span></text:p>
      <text:p text:style-name="P9">DEBUT_ALGORITHME</text:p>
      <text:p text:style-name="P3"><text:tab/><text:span text:style-name="T3">SI</text:span> ((tutu &lt;= toto+4) <text:span text:style-name="T3">ET</text:span> (tata != ok)) <text:span text:style-name="T3">ALORS</text:span></text:p>
      <text:p text:style-name="P3"><text:tab/><text:tab/><text:span text:style-name="T3">DEBUT_SI</text:span></text:p>
      <text:p text:style-name="P3"><text:tab/><text:tab/>tutu <text:span text:style-name="T1">PREND_LA_VALEUR</text:span> tutu-1</text:p>
      <text:p text:style-name="P3"><text:tab/><text:tab/><text:span text:style-name="T3">FIN_SI</text:span></text:p>
      <text:p text:style-name="P3"><text:tab/><text:span text:style-name="T3"><text:tab/>SINON</text:span></text:p>
      <text:p text:style-name="P3"><text:tab/><text:tab/><text:tab/><text:span text:style-name="T3">DEBUT_SINON</text:span></text:p>
      <text:p text:style-name="P3"><text:tab/><text:tab/><text:tab/>tutu <text:span text:style-name="T1">PREND_LA_VALEUR</text:span> tutu +1</text:p>
      <text:p text:style-name="P3"><text:tab/><text:tab/><text:tab/><text:span text:style-name="T3">FIN_SINON</text:span></text:p>
      <text:p text:style-name="P9">FIN_ALGORITHME</text:p>
      <text:p text:style-name="P7"/>
      <text:p text:style-name="P3"/>
      <text:p text:style-name="P11">Exercice 4.2</text:p>
      <text:p text:style-name="P11"/>
      <text:p text:style-name="P9">VARIABLES</text:p>
      <text:p text:style-name="P3"><text:tab/>h <text:span text:style-name="T1">EST_DU_TYPE NOMBRE</text:span></text:p>
      <text:p text:style-name="P3"><text:tab/>m <text:span text:style-name="T1">EST_DU_TYPE NOMBRE</text:span></text:p>
      <text:p text:style-name="P3"><text:tab/>s <text:span text:style-name="T1">EST_DU_TYPE NOMBRE</text:span></text:p>
      <text:p text:style-name="P9">DEBUT_ALGORITHME</text:p>
      <text:p text:style-name="P3"><text:tab/><text:span text:style-name="T1">AFFICHER </text:span>"Entrez les heures, puis les minutes : "</text:p>
      <text:p text:style-name="P3"><text:tab/><text:span text:style-name="T1">LIRE</text:span> h</text:p>
      <text:p text:style-name="P3"><text:tab/><text:span text:style-name="T1">LIRE</text:span> m</text:p>
      <text:p text:style-name="P3"><text:tab/><text:span text:style-name="T1">LIRE</text:span> s</text:p>
      <text:p text:style-name="P3"><text:tab/>m <text:span text:style-name="T1">PREND_LA_VALEUR</text:span> m+1</text:p>
      <text:p text:style-name="P3"><text:span text:style-name="T3">SI</text:span> (m&gt;=60) <text:span text:style-name="T3">ALORS</text:span></text:p>
      <text:p text:style-name="P3"><text:tab/><text:span text:style-name="T3">DEBUT_SI</text:span></text:p>
      <text:p text:style-name="P3"><text:tab/>m <text:span text:style-name="T1">PREND_LA_VALEUR</text:span> 0</text:p>
      <text:p text:style-name="P3"><text:tab/>h <text:span text:style-name="T1">PREND_LA_VALEUR</text:span> h+1</text:p>
      <text:p text:style-name="P3"><text:tab/>s <text:span text:style-name="T1">PREND_LA_VALEUR </text:span>s+1</text:p>
      <text:p text:style-name="P3"><text:tab/><text:span text:style-name="T3">FIN_SI</text:span></text:p>
      <text:p text:style-name="P3"><text:tab/><text:span text:style-name="T3">SI </text:span>(h==24) <text:span text:style-name="T3">ALORS</text:span></text:p>
      <text:p text:style-name="P3"><text:tab/><text:tab/><text:span text:style-name="T3">DEBUT_SI</text:span></text:p>
      <text:p text:style-name="P3"><text:tab/><text:tab/>h <text:span text:style-name="T1">PREND_LA_VALEUR</text:span> 0</text:p>
      <text:p text:style-name="P3"><text:tab/><text:tab/><text:span text:style-name="T3">FIN_SI</text:span></text:p>
      <text:p text:style-name="P3"><text:tab/><text:tab/><text:span text:style-name="T1">AFFICHER</text:span> "Dans une minute il sera"</text:p>
      <text:p text:style-name="P3"><text:tab/><text:tab/><text:span text:style-name="T1">AFFICHER</text:span> h</text:p>
      <text:p text:style-name="P3"><text:tab/><text:tab/><text:span text:style-name="T1">AFFICHER</text:span> "heure(s)"</text:p>
      <text:p text:style-name="P3"><text:tab/><text:tab/><text:span text:style-name="T1">AFFICHER</text:span> m</text:p>
      <text:p text:style-name="P3"><text:tab/><text:tab/><text:span text:style-name="T1">AFFICHER</text:span> "minute(s)"</text:p>
      <text:p text:style-name="P3"><text:tab/><text:tab/><text:span text:style-name="T1">AFFICHER</text:span> s</text:p>
      <text:p text:style-name="P3"><text:tab/><text:tab/><text:span text:style-name="T1">AFFICHER</text:span> "seconde(s)"</text:p>
      <text:p text:style-name="P3"/>
      <text:p text:style-name="P9">FIN_ALGORITHME</text:p>
      <text:p text:style-name="P7"><text:soft-page-break/></text:p>
      <text:p text:style-name="P3"/>
      <text:p text:style-name="P11">Exercice 4.3</text:p>
      <text:p text:style-name="P11"/>
      <text:p text:style-name="P9">VARIABLES</text:p>
      <text:p text:style-name="P15"><text:tab/>h <text:span text:style-name="T1">EST_DU_TYPE NOMBRE</text:span></text:p>
      <text:p text:style-name="P15"><text:tab/>m <text:span text:style-name="T1">EST_DU_TYPE NOMBRE</text:span></text:p>
      <text:p text:style-name="P15"><text:tab/>s <text:span text:style-name="T1">EST_DU_TYPE NOMBRE</text:span></text:p>
      <text:p text:style-name="P9">DEBUT_ALGORITHME</text:p>
      <text:p text:style-name="P15"><text:tab/><text:span text:style-name="T1">AFFICHER</text:span> "Entrez les heures, puis les minutes : "</text:p>
      <text:p text:style-name="P15"><text:tab/><text:span text:style-name="T1">LIRE</text:span> h</text:p>
      <text:p text:style-name="P15"><text:tab/><text:span text:style-name="T1">LIRE</text:span> m</text:p>
      <text:p text:style-name="P15"><text:tab/><text:span text:style-name="T1">LIRE</text:span> s</text:p>
      <text:p text:style-name="P15"><text:tab/>s <text:span text:style-name="T1">PREND_LA_VALEUR</text:span> s+1</text:p>
      <text:p text:style-name="P15"><text:tab/><text:tab/><text:span text:style-name="T3">SI</text:span> (s&gt;=60) <text:span text:style-name="T3">ALORS</text:span></text:p>
      <text:p text:style-name="P15"><text:tab/><text:tab/><text:span text:style-name="T3">DEBUT_SI</text:span></text:p>
      <text:p text:style-name="P15"><text:tab/><text:tab/>s <text:span text:style-name="T1">PREND_LA_VALEUR</text:span> 0</text:p>
      <text:p text:style-name="P15"><text:tab/><text:tab/>m <text:span text:style-name="T1">PREND_LA_VALEUR</text:span> m+1</text:p>
      <text:p text:style-name="P15"><text:tab/><text:tab/>FIN_SI</text:p>
      <text:p text:style-name="P15"><text:span text:style-name="T3">SI</text:span> (m&gt;=60)<text:span text:style-name="T3"> ALORS</text:span></text:p>
      <text:p text:style-name="P15"><text:tab/><text:span text:style-name="T3">DEBUT_SI</text:span></text:p>
      <text:p text:style-name="P15"><text:tab/>m <text:span text:style-name="T1">PREND_LA_VALEUR</text:span> 0</text:p>
      <text:p text:style-name="P15"><text:tab/>h <text:span text:style-name="T1">PREND_LA_VALEUR </text:span>h+1</text:p>
      <text:p text:style-name="P15"><text:tab/><text:span text:style-name="T3">FIN_SI</text:span></text:p>
      <text:p text:style-name="P15"/>
      <text:p text:style-name="P15"><text:tab/><text:span text:style-name="T3">SI </text:span>(h==24) <text:span text:style-name="T3">ALORS</text:span></text:p>
      <text:p text:style-name="P18"><text:tab/><text:tab/>DEBUT_SI</text:p>
      <text:p text:style-name="P15"><text:tab/><text:tab/>h <text:span text:style-name="T1">PREND_LA_VALEUR</text:span> 0</text:p>
      <text:p text:style-name="P15"><text:tab/><text:tab/><text:span text:style-name="T3">FIN_SI</text:span></text:p>
      <text:p text:style-name="P15"><text:tab/><text:tab/><text:span text:style-name="T1">AFFICHER</text:span> "Dans une minute il sera"</text:p>
      <text:p text:style-name="P15"><text:tab/><text:tab/><text:span text:style-name="T1">AFFICHER</text:span> h</text:p>
      <text:p text:style-name="P15"><text:tab/><text:tab/><text:span text:style-name="T1">AFFICHER </text:span>"heure(s)"</text:p>
      <text:p text:style-name="P15"><text:tab/><text:tab/><text:span text:style-name="T1">AFFICHER </text:span>m</text:p>
      <text:p text:style-name="P15"><text:tab/><text:tab/><text:span text:style-name="T1">AFFICHER</text:span> "minute(s)"</text:p>
      <text:p text:style-name="P15"><text:tab/><text:tab/><text:span text:style-name="T1">AFFICHER</text:span> s</text:p>
      <text:p text:style-name="P15"><text:tab/><text:tab/><text:span text:style-name="T1">AFFICHER</text:span> "seconde(s)"</text:p>
      <text:p text:style-name="P9">FIN_ALGORITHME</text:p>
      <text:p text:style-name="P7"/>
      <text:p text:style-name="P3"/>
      <text:p text:style-name="P11">Exercice 4.4</text:p>
      <text:p text:style-name="P11"/>
      <text:p text:style-name="P9">VARIABLES</text:p>
      <text:p text:style-name="P16"><text:tab/>A <text:span text:style-name="T1">EST_DU_TYPE NOMBRE</text:span></text:p>
      <text:p text:style-name="P16"><text:tab/>prix <text:span text:style-name="T1">EST_DU_TYPE NOMBRE</text:span></text:p>
      <text:p text:style-name="P16"><text:tab/>C <text:span text:style-name="T1">EST_DU_TYPE NOMBRE</text:span></text:p>
      <text:p text:style-name="P9">DEBUT_ALGORITHME</text:p>
      <text:p text:style-name="P16"><text:tab/><text:span text:style-name="T1">AFFICHER</text:span> "Entrez le nombre de Photocopies à effectuer"</text:p>
      <text:p text:style-name="P16"><text:tab/><text:span text:style-name="T1">LIRE</text:span> A</text:p>
      <text:p text:style-name="P16"><text:tab/><text:span text:style-name="T3">SI </text:span>(A&lt;=10) <text:span text:style-name="T3">ALORS</text:span></text:p>
      <text:p text:style-name="P16"><text:tab/><text:tab/><text:span text:style-name="T3">DEBUT_SI</text:span></text:p>
      <text:p text:style-name="P16"><text:tab/>prix <text:span text:style-name="T1">PREND_LA_VALEUR </text:span>0.10</text:p>
      <text:p text:style-name="P16"><text:tab/>A <text:span text:style-name="T1">PREND_LA_VALEUR</text:span> prix*A</text:p>
      <text:p text:style-name="P16"><text:soft-page-break/><text:tab/><text:tab/><text:span text:style-name="T1">AFFICHER</text:span> "Vous devez "</text:p>
      <text:p text:style-name="P16"><text:tab/><text:tab/><text:span text:style-name="T1">AFFICHER </text:span>A</text:p>
      <text:p text:style-name="P16"><text:tab/><text:tab/><text:span text:style-name="T1">AFFICHER</text:span> "€"</text:p>
      <text:p text:style-name="P16"><text:tab/><text:tab/><text:span text:style-name="T3">FIN_SI</text:span></text:p>
      <text:p text:style-name="P16"><text:tab/><text:tab/><text:span text:style-name="T3">SI </text:span>((A&gt;10) <text:span text:style-name="T3">ET</text:span> (A&lt;=30)) <text:span text:style-name="T3">ALORS</text:span></text:p>
      <text:p text:style-name="P16"><text:tab/><text:tab/><text:tab/><text:span text:style-name="T3">DEBUT_SI</text:span></text:p>
      <text:p text:style-name="P16"><text:tab/><text:tab/><text:tab/>prix<text:span text:style-name="T1"> PREND_LA_VALEUR</text:span> 0.09</text:p>
      <text:p text:style-name="P16"><text:tab/><text:tab/><text:tab/>A <text:span text:style-name="T1">PREND_LA_VALEUR </text:span>prix*A</text:p>
      <text:p text:style-name="P16"><text:tab/><text:tab/><text:tab/><text:span text:style-name="T1">AFFICHER </text:span>"Vous devez "</text:p>
      <text:p text:style-name="P16"><text:tab/><text:tab/><text:tab/><text:span text:style-name="T1">AFFICHER</text:span> A</text:p>
      <text:p text:style-name="P16"><text:tab/><text:tab/><text:tab/><text:span text:style-name="T1">AFFICHER</text:span> "€"</text:p>
      <text:p text:style-name="P16"><text:tab/><text:tab/><text:tab/><text:span text:style-name="T3">FIN_SI</text:span></text:p>
      <text:p text:style-name="P16"><text:tab/><text:span text:style-name="T3">SI </text:span>(A&gt;30) <text:span text:style-name="T3">ALORS</text:span></text:p>
      <text:p text:style-name="P16"><text:tab/><text:tab/><text:tab/><text:tab/><text:span text:style-name="T3">DEBUT_SI</text:span></text:p>
      <text:p text:style-name="P16"><text:tab/><text:tab/><text:tab/><text:tab/>prix <text:span text:style-name="T1">PREND_LA_VALEUR</text:span> 0.08</text:p>
      <text:p text:style-name="P16"><text:tab/><text:tab/><text:tab/><text:tab/>A <text:span text:style-name="T1">PREND_LA_VALEUR</text:span> prix*A</text:p>
      <text:p text:style-name="P16"><text:tab/><text:tab/><text:tab/><text:tab/><text:span text:style-name="T1">AFFICHER</text:span> "Vous devez "</text:p>
      <text:p text:style-name="P16"><text:tab/><text:tab/><text:tab/><text:tab/><text:span text:style-name="T1">AFFICHER</text:span> A</text:p>
      <text:p text:style-name="P16"><text:tab/><text:tab/><text:tab/><text:tab/><text:span text:style-name="T1">AFFICHER</text:span> "€"</text:p>
      <text:p text:style-name="P16"><text:tab/><text:tab/><text:tab/><text:tab/><text:span text:style-name="T3">FIN_SI</text:span><text:tab/><text:tab/></text:p>
      <text:p text:style-name="P16"/>
      <text:p text:style-name="P9">FIN_ALGORITHME</text:p>
      <text:p text:style-name="P3"/>
      <text:p text:style-name="P12">Exercice 4.5</text:p>
      <text:p text:style-name="P12"/>
      <text:p text:style-name="P10">VARIABLES</text:p>
      <text:p text:style-name="P14"><text:tab/><text:span text:style-name="T4">F </text:span><text:span text:style-name="T2">EST_DU_TYPE CHAINE</text:span></text:p>
      <text:p text:style-name="P17"><text:tab/>H <text:span text:style-name="T1">EST_DU_TYPE CHAINE</text:span></text:p>
      <text:p text:style-name="P17"><text:tab/>age <text:span text:style-name="T2">EST_DU_TYPE NOMBRE</text:span></text:p>
      <text:p text:style-name="P17"><text:tab/>sexe <text:span text:style-name="T1">EST_DU_TYPE CHAINE</text:span></text:p>
      <text:p text:style-name="P10">DEBUT_ALGORITHME</text:p>
      <text:p text:style-name="P14"><text:tab/><text:span text:style-name="T1">AFFICHER</text:span><text:span text:style-name="T4"> "Entrez votre sex : (F/H)"</text:span></text:p>
      <text:p text:style-name="P17"><text:tab/><text:span text:style-name="T1">LIRE </text:span>sexe</text:p>
      <text:p text:style-name="P17"><text:tab/><text:span text:style-name="T1">AFFICHER</text:span> "Entrez votre âge :"</text:p>
      <text:p text:style-name="P17"><text:tab/><text:span text:style-name="T1">LIRE</text:span> age</text:p>
      <text:p text:style-name="P17"><text:tab/></text:p>
      <text:p text:style-name="P17"><text:span text:style-name="T3">SI</text:span> (sexe=="F") <text:span text:style-name="T3">ALORS</text:span></text:p>
      <text:p text:style-name="P17"><text:tab/><text:span text:style-name="T3">DEBUT_SI</text:span></text:p>
      <text:p text:style-name="P17"><text:tab/><text:span text:style-name="T3">SI</text:span> <text:s/>( (age&lt;18) <text:span text:style-name="T3">OU</text:span> (age&gt;35) ) <text:s/><text:span text:style-name="T3">ALORS</text:span></text:p>
      <text:p text:style-name="P17"><text:tab/><text:tab/><text:span text:style-name="T3">DEBUT_SI</text:span></text:p>
      <text:p text:style-name="P17"><text:tab/><text:tab/><text:tab/><text:span text:style-name="T1">AFFICHER</text:span> "Non Imposable."</text:p>
      <text:p text:style-name="P17"><text:tab/><text:span text:style-name="T3"> <text:s text:c="3"/>FIN_SI</text:span></text:p>
      <text:p text:style-name="P17"/>
      <text:p text:style-name="P17"><text:tab/><text:span text:style-name="T3">SINON</text:span></text:p>
      <text:p text:style-name="P17"><text:tab/><text:tab/><text:span text:style-name="T3">DEBUT_SINON</text:span></text:p>
      <text:p text:style-name="P17"><text:tab/><text:tab/><text:tab/><text:span text:style-name="T1">AFFICHER</text:span> "Imposable."</text:p>
      <text:p text:style-name="P17"><text:tab/><text:tab/><text:span text:style-name="T3">FIN_SINON</text:span></text:p>
      <text:p text:style-name="P19"><text:tab/>FIN_SI</text:p>
      <text:p text:style-name="P19"/>
      <text:p text:style-name="P17"><text:tab/></text:p>
      <text:p text:style-name="P19">SINON</text:p>
      <text:p text:style-name="P17"><text:tab/><text:span text:style-name="T3">DEBUT_SINON</text:span></text:p>
      <text:p text:style-name="P17"><text:soft-page-break/><text:tab/><text:tab/><text:span text:style-name="T3">SI </text:span>(sexe=="H") <text:span text:style-name="T3">ALORS</text:span></text:p>
      <text:p text:style-name="P17"><text:tab/><text:span text:style-name="T3">DEBUT_SI</text:span></text:p>
      <text:p text:style-name="P17"><text:span text:style-name="T3">SI</text:span> (age&lt;20) <text:span text:style-name="T3">ALORS</text:span></text:p>
      <text:p text:style-name="P17"><text:tab/><text:tab/><text:tab/><text:span text:style-name="T3">DEBUT_SI</text:span></text:p>
      <text:p text:style-name="P17"><text:tab/><text:tab/><text:tab/><text:span text:style-name="T3">AFFICHER</text:span> "Non Imposable."</text:p>
      <text:p text:style-name="P17"><text:tab/><text:tab/><text:tab/><text:span text:style-name="T3">FIN_SI</text:span></text:p>
      <text:p text:style-name="P19"><text:tab/><text:tab/><text:tab/>SINON</text:p>
      <text:p text:style-name="P17"><text:tab/><text:tab/><text:tab/><text:tab/><text:span text:style-name="T3">DEBUT_SINON</text:span></text:p>
      <text:p text:style-name="P17"><text:tab/><text:tab/><text:tab/><text:tab/><text:span text:style-name="T1">AFFICHER</text:span> "Imposable."</text:p>
      <text:p text:style-name="P17"><text:tab/><text:tab/><text:tab/><text:tab/><text:span text:style-name="T3">FIN_SINON</text:span></text:p>
      <text:p text:style-name="P17"/>
      <text:p text:style-name="P17"/>
      <text:p text:style-name="P17"><text:tab/><text:span text:style-name="T3">FIN_SI</text:span></text:p>
      <text:p text:style-name="P19"><text:tab/>FIN_SINON</text:p>
      <text:p text:style-name="P19"/>
      <text:p text:style-name="P10">FIN_ALGORITHME</text:p>
      <text:p text:style-name="P4"/>
      <text:p text:style-name="P12">Exercice 4.6</text:p>
      <text:p text:style-name="P4"/>
      <text:p text:style-name="P21">VARIABLES</text:p>
      <text:p text:style-name="P4"><text:tab/>A <text:span text:style-name="T1">EST_DU_TYPE NOMBRE</text:span></text:p>
      <text:p text:style-name="P4"><text:tab/>B <text:span text:style-name="T1">EST_DU_TYPE NOMBRE</text:span></text:p>
      <text:p text:style-name="P4"><text:tab/>C <text:span text:style-name="T1">EST_DU_TYPE NOMBRE</text:span></text:p>
      <text:p text:style-name="P4"><text:tab/>D <text:span text:style-name="T1">EST_DU_TYPE NOMBRE</text:span></text:p>
      <text:p text:style-name="P4"><text:tab/></text:p>
      <text:p text:style-name="P4"><text:tab/>CA1 EST_DU_TYPE NOMBRE</text:p>
      <text:p text:style-name="P4"><text:tab/>CA2 EST_DU_TYPE NOMBRE</text:p>
      <text:p text:style-name="P4"><text:tab/>CA3 EST_DU_TYPE NOMBRE</text:p>
      <text:p text:style-name="P4"><text:tab/>CA4 EST_DU_TYPE NOMBRE</text:p>
      <text:p text:style-name="P4"><text:tab/></text:p>
      <text:p text:style-name="P21">DEBUT_ALGORITHME</text:p>
      <text:p text:style-name="P4"><text:tab/>AFFICHER "Entrez les scores des quatre prétendants :"</text:p>
      <text:p text:style-name="P4"><text:tab/>LIRE A</text:p>
      <text:p text:style-name="P4"><text:tab/>LIRE B</text:p>
      <text:p text:style-name="P4"><text:tab/>LIRE C</text:p>
      <text:p text:style-name="P4"><text:tab/>LIRE D</text:p>
      <text:p text:style-name="P4"><text:tab/>CA1 PREND_LA_VALEUR A&gt;50</text:p>
      <text:p text:style-name="P4"><text:tab/>CA2 PREND_LA_VALEUR (B&gt;50 OU C&gt;50 OU D&gt;50)</text:p>
      <text:p text:style-name="P4"><text:tab/>CA3 PREND_LA_VALEUR (A&gt;=B ET A&gt;=C ET A&gt;=D)</text:p>
      <text:p text:style-name="P4"><text:tab/>CA4 PREND_LA_VALEUR (A&gt;=12.5)</text:p>
      <text:p text:style-name="P4"><text:tab/>SI (CA1) ALORS</text:p>
      <text:p text:style-name="P4"><text:tab/><text:tab/>DEBUT_SI</text:p>
      <text:p text:style-name="P4"><text:tab/><text:tab/>AFFICHER "Elu au premier tour"</text:p>
      <text:p text:style-name="P4"><text:tab/><text:tab/>FIN_SI</text:p>
      <text:p text:style-name="P4"><text:tab/><text:tab/>SINON</text:p>
      <text:p text:style-name="P4"><text:tab/><text:tab/><text:tab/>DEBUT_SINON</text:p>
      <text:p text:style-name="P4"><text:tab/><text:tab/><text:tab/>SI (CA2) ALORS</text:p>
      <text:p text:style-name="P4"><text:tab/><text:tab/><text:tab/><text:tab/>DEBUT_SI</text:p>
      <text:p text:style-name="P4"><text:tab/><text:tab/><text:tab/><text:tab/>AFFICHER "Ballotage favorable"</text:p>
      <text:p text:style-name="P4"><text:tab/><text:tab/><text:tab/><text:tab/>FIN_SI</text:p>
      <text:p text:style-name="P4"><text:tab/><text:tab/><text:tab/><text:tab/>SINON</text:p>
      <text:p text:style-name="P4"><text:tab/><text:tab/><text:tab/><text:tab/><text:tab/>DEBUT_SINON</text:p>
      <text:p text:style-name="P4"><text:soft-page-break/><text:tab/><text:tab/><text:tab/><text:tab/><text:tab/>AFFICHER "Ballotage défavorable"</text:p>
      <text:p text:style-name="P4"><text:tab/><text:tab/><text:tab/><text:tab/><text:tab/>FIN_SINON</text:p>
      <text:p text:style-name="P4"><text:tab/><text:tab/><text:tab/>FIN_SINON</text:p>
      <text:p text:style-name="P21">FIN_ALGORITHME</text:p>
      <text:p text:style-name="P8"/>
      <text:p text:style-name="P4"/>
      <text:p text:style-name="P12">Exercice 4.7</text:p>
      <text:p text:style-name="P4"><text:s/>SI (((age&lt;25) ET (annee&lt;2) ET (accident&lt;=0)) OU ( ( (age&lt;25) ET <text:s/>(annee&gt;2) ) OU ( (age&gt;25) ET (annee&lt;2) ) ET (accident&lt;=1) )) ALORS</text:p>
      <text:p text:style-name="P4"><text:tab/> <text:s text:c="2"/>DEBUT_SI</text:p>
      <text:p text:style-name="P4"><text:tab/><text:tab/> AFFICHER "Vous êtes assuré pour le tarif rouge"</text:p>
      <text:p text:style-name="P4">FIN_SI</text:p>
      <text:p text:style-name="P4"><text:tab/> <text:s text:c="2"/>SINON</text:p>
      <text:p text:style-name="P4"><text:tab/><text:tab/><text:tab/>DEBUT_SINON</text:p>
      <text:p text:style-name="P4"><text:tab/><text:tab/><text:tab/>AFFICHER "Vous n'êtes pas assuré"</text:p>
      <text:p text:style-name="P4"><text:tab/> <text:s text:c="2"/>FIN_SINON</text:p>
      <text:p text:style-name="P4">//**************************************************************************************</text:p>
      <text:p text:style-name="P4"/>
      <text:p text:style-name="P4">SI ( ( (age&lt;25) ET <text:s/>(annee&gt;2) ) OU ( (age&gt;25) ET (annee&lt;2) ) ET (accident&lt;=0) ) ALORS</text:p>
      <text:p text:style-name="P4"><text:tab/>DEBUT_SI</text:p>
      <text:p text:style-name="P4"><text:tab/>AFFICHER "Vous êtes assuré pour le tarif orange "</text:p>
      <text:p text:style-name="P4"><text:tab/>FIN_SI</text:p>
      <text:p text:style-name="P4"><text:tab/>SINON</text:p>
      <text:p text:style-name="P4"><text:tab/><text:tab/>DEBUT_SINON</text:p>
      <text:p text:style-name="P4"><text:tab/><text:tab/>AFFICHER "Vous n'êtes pas assuré"</text:p>
      <text:p text:style-name="P4"><text:tab/><text:tab/>FIN_SINON</text:p>
      <text:p text:style-name="P4"/>
      <text:p text:style-name="P4"/>
      <text:p text:style-name="P13">Exercice 4.8</text:p>
      <text:p text:style-name="P13"/>
      <text:p text:style-name="P1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9:03:24.835491589</meta:creation-date>
    <dc:date>2022-02-01T16:54:34.483248719</dc:date>
    <meta:editing-duration>PT1H40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207" meta:word-count="523" meta:character-count="3868" meta:non-whitespace-character-count="3213"/>
  </office:meta>
</office:document-meta>
</file>